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f76" officeooo:paragraph-rsid="001e3f76"/>
    </style:style>
    <style:style style:name="P2" style:family="paragraph" style:parent-style-name="Standard">
      <style:text-properties officeooo:rsid="001e3f76" officeooo:paragraph-rsid="001e3f76"/>
    </style:style>
    <style:style style:name="P3" style:family="paragraph" style:parent-style-name="Standard">
      <style:text-properties officeooo:rsid="00203e5f" officeooo:paragraph-rsid="00203e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e detection program:</text:p>
      <text:p text:style-name="P1"><text:tab/>followed code by <text:a xlink:type="simple" xlink:href="https://docs.opencv.org/3.4/db/d28/tutorial_cascade_classifier.html" text:style-name="Internet_20_link" text:visited-style-name="Visited_20_Internet_20_Link">https://docs.opencv.org/3.4/db/d28/tutorial_cascade_classifier.html</text:a> </text:p>
      <text:p text:style-name="P1"/>
      <text:p text:style-name="P3">age detection program:</text:p>
      <text:p text:style-name="P3"><text:tab/>followed code by <text:a xlink:type="simple" xlink:href="https://medium.com/@skillcate/age-detection-model-using-cnn-a-complete-guide-7b10ad717c60" text:style-name="Internet_20_link" text:visited-style-name="Visited_20_Internet_20_Link">https://medium.com/@skillcate/age-detection-model-using-cnn-a-complete-guide-7b10ad717c60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2:01:09.841831571</meta:creation-date>
    <dc:date>2024-11-03T13:30:28.521635833</dc:date>
    <meta:editing-duration>PT1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4" meta:character-count="239" meta:non-whitespace-character-count="225"/>
  </office:meta>
</office:document-meta>
</file>